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arBats" svg:font-family="StarBats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Bat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Bat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Bat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Bat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Numbering_20_Symbols" loext:num-list-format="%1%." style:num-suffix="." text:bullet-char="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Bat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ación del Proyecto DevOps Hub</text:h>
      <text:h text:style-name="Heading_20_2" text:outline-level="2">1. Introducción</text:h>
      <text:p text:style-name="Standard">DevOps Hub es una plataforma web desarrollada con Node.js, Express y SQLite, diseñada para centralizar la gestión de proyectos y la integración con GitHub de forma sencilla. Su objetivo es proporcionar una herramienta funcional y ligera que permita a desarrolladores individuales o equipos reducidos llevar el control básico de sus tareas y repositorios.</text:p>
      <text:h text:style-name="Heading_20_2" text:outline-level="2">2. Objetivos</text:h>
      <text:list text:style-name="L1">
        <text:list-item>
          <text:p text:style-name="P1">HU1: Autenticación básica con sesiones.</text:p>
        </text:list-item>
        <text:list-item>
          <text:p text:style-name="P1">HU2: Crear y listar proyectos del usuario.</text:p>
        </text:list-item>
        <text:list-item>
          <text:p text:style-name="P1">HU3: Mostrar proyectos en el panel del dashboard.</text:p>
        </text:list-item>
        <text:list-item>
          <text:p text:style-name="P1">HU4: Mostrar repositorios públicos desde GitHub.</text:p>
        </text:list-item>
        <text:list-item>
          <text:p text:style-name="P1">HU5: Validar formularios, proteger rutas y consultas SQL.</text:p>
        </text:list-item>
      </text:list>
      <text:h text:style-name="Heading_20_2" text:outline-level="2">3. Configuración del entorno</text:h>
      <text:p text:style-name="Standard">El entorno de desarrollo fue configurado localmente con Node.js v20+, SQLite3, y Visual Studio Code con extensiones específicas para JavaScript, Live Server y visualización de bases de datos SQLite.</text:p>
      <text:h text:style-name="Heading_20_2" text:outline-level="2">4. Estructura del Proyecto</text:h>
      <text:p text:style-name="Standard">El proyecto sigue una arquitectura modular dividida en carpetas para rutas, middleware, base de datos y archivos públicos.</text:p>
      <text:list text:style-name="L2">
        <text:list-item>
          <text:p text:style-name="P2">src/routes: rutas para login, usuarios, proyectos y GitHub.</text:p>
        </text:list-item>
        <text:list-item>
          <text:p text:style-name="P2">src/db: base de datos y scripts de inicialización.</text:p>
        </text:list-item>
        <text:list-item>
          <text:p text:style-name="P2">src/middleware: autenticación de sesión.</text:p>
        </text:list-item>
        <text:list-item>
          <text:p text:style-name="P2">public/: HTML, JS y CSS para el frontend.</text:p>
        </text:list-item>
        <text:list-item>
          <text:p text:style-name="P2">app.js: configuración principal del servidor Express.</text:p>
        </text:list-item>
      </text:list>
      <text:h text:style-name="Heading_20_2" text:outline-level="2">5. Funcionalidades implementadas</text:h>
      <text:list text:style-name="L3">
        <text:list-item>
          <text:p text:style-name="P3">Registro y login con verificación de contraseña hasheada.</text:p>
        </text:list-item>
        <text:list-item>
          <text:p text:style-name="P3">Creación de proyectos desde el frontend (dashboard).</text:p>
        </text:list-item>
        <text:list-item>
          <text:p text:style-name="P3">Listado de proyectos ordenado por fecha de creación.</text:p>
        </text:list-item>
        <text:list-item>
          <text:p text:style-name="P3">Carga y visualización de repositorios de GitHub mediante API pública.</text:p>
        </text:list-item>
        <text:list-item>
          <text:p text:style-name="P3">Protección de rutas con middleware personalizado.</text:p>
        </text:list-item>
        <text:list-item>
          <text:p text:style-name="P3">Validaciones de formularios y consultas parametrizadas.</text:p>
        </text:list-item>
      </text:list>
      <text:h text:style-name="Heading_20_2" text:outline-level="2">6. Pruebas realizadas</text:h>
      <text:list text:style-name="L4">
        <text:list-item>
          <text:p text:style-name="P4">Pruebas desde Postman para login, creación y visualización de proyectos.</text:p>
        </text:list-item>
        <text:list-item>
          <text:p text:style-name="P4">Validación manual en navegador de flujos: login → dashboard → logout.</text:p>
        </text:list-item>
        <text:list-item>
          <text:p text:style-name="P4">Verificación de protección ante usuarios no autenticados.</text:p>
        </text:list-item>
        <text:list-item>
          <text:p text:style-name="P4">Revisión de errores, respuestas JSON y protección SQL injection.</text:p>
        </text:list-item>
      </text:list>
      <text:h text:style-name="Heading_20_2" text:outline-level="2">7. Despliegue local</text:h>
      <text:p text:style-name="Standard">El despliegue se realiza ejecutando `npm install` y `npm run dev`, y accediendo desde Live Server o directamente al archivo `public/index.html`. La base de datos SQLite se almacena localmente y no requiere instalación adicional.</text:p>
      <text:h text:style-name="Heading_20_2" text:outline-level="2"><text:soft-page-break/>8. Tecnologías utilizadas</text:h>
      <text:list text:style-name="L5">
        <text:list-item>
          <text:p text:style-name="P5">Node.js + Express</text:p>
        </text:list-item>
        <text:list-item>
          <text:p text:style-name="P5">SQLite + connect-sqlite3</text:p>
        </text:list-item>
        <text:list-item>
          <text:p text:style-name="P5">bcrypt para encriptar contraseñas</text:p>
        </text:list-item>
        <text:list-item>
          <text:p text:style-name="P5">Bootstrap + HTML/CSS para la UI</text:p>
        </text:list-item>
        <text:list-item>
          <text:p text:style-name="P5">JavaScript puro en el frontend</text:p>
        </text:list-item>
        <text:list-item>
          <text:p text:style-name="P5">GitHub REST API (lectura pública)</text:p>
        </text:list-item>
      </text:list>
      <text:h text:style-name="Heading_20_2" text:outline-level="2">9. Conclusiones y mejoras futuras</text:h>
      <text:p text:style-name="Standard">El proyecto cumple los objetivos previstos, es funcional, y permite una presentación completa para evaluación. Como mejora futura se contempla añadir autenticación OAuth con GitHub, gestión de tareas dentro de los proyectos, y un sistema de permisos por role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arBats" svg:font-family="StarBats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7.2$Windows_X86_64 LibreOffice_project/e07d0a63a46349d29051da79b1fde8160bab2a89</meta:generator>
    <meta:document-statistic meta:table-count="0" meta:image-count="0" meta:object-count="0" meta:page-count="2" meta:paragraph-count="41" meta:word-count="409" meta:character-count="2678" meta:non-whitespace-character-count="2336"/>
  </office:meta>
</office:document-meta>
</file>